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Arial"/>
    <style:font-face style:name="Tahoma" svg:font-family="Tahoma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rp_5f_default_5f_8">
      <style:paragraph-properties fo:margin-left="0in" fo:margin-right="0.25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3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4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6" style:family="paragraph" style:parent-style-name="Standard">
      <style:paragraph-properties style:text-autospace="none" style:writing-mode="lr-tb"/>
      <style:text-properties style:font-name="Times New Roman" fo:font-size="12pt" fo:language="en" fo:country="US" fo:font-weight="bold" style:language-asian="en" style:country-asian="US" style:font-name-complex="Times New Roman" style:font-size-complex="12pt" style:font-weight-complex="bold"/>
    </style:style>
    <style:style style:name="P7" style:family="paragraph" style:parent-style-name="Standard">
      <style:paragraph-properties fo:text-align="center" style:justify-single-word="false" style:text-autospace="none" style:writing-mode="lr-tb">
        <style:tab-stops>
          <style:tab-stop style:position="2.0311in"/>
        </style:tab-stops>
      </style:paragraph-properties>
      <style:text-properties style:font-name="Times New Roman" fo:font-size="18pt" fo:language="en" fo:country="US" fo:font-weight="bold" style:language-asian="en" style:country-asian="US" style:font-name-complex="Times New Roman" style:font-size-complex="18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8pt" fo:language="en" fo:country="US" fo:font-style="normal" fo:font-weight="bold" style:language-asian="en" style:country-asian="US" style:font-size-complex="12pt"/>
    </style:style>
    <style:style style:name="P9" style:family="paragraph" style:parent-style-name="Standard">
      <style:paragraph-properties style:text-autospace="none" style:writing-mode="lr-tb"/>
    </style:style>
    <style:style style:name="P10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20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5728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5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17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4.1146in"/>
          <style:tab-stop style:position="4.1874in"/>
        </style:tab-stops>
      </style:paragraph-properties>
    </style:style>
    <style:style style:name="P18" style:family="paragraph" style:parent-style-name="Standard">
      <style:paragraph-properties fo:margin-left="0in" fo:margin-right="0in" fo:text-indent="0in" style:auto-text-indent="false" style:text-autospace="none" style:writing-mode="lr-tb"/>
    </style:style>
    <style:style style:name="P19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417in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626in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1043in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802in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9791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1.0835in"/>
          <style:tab-stop style:position="1.2189in"/>
          <style:tab-stop style:position="2.1146in"/>
          <style:tab-stop style:position="2.5701in"/>
          <style:tab-stop style:position="2.8957in"/>
          <style:tab-stop style:position="4.0835in"/>
          <style:tab-stop style:position="5in"/>
          <style:tab-stop style:position="6.4098in"/>
        </style:tab-stops>
      </style:paragraph-properties>
    </style:style>
    <style:style style:name="P25" style:family="paragraph" style:parent-style-name="Standard">
      <style:paragraph-properties fo:margin-left="0in" fo:margin-right="0in" fo:text-indent="0in" style:auto-text-indent="false" style:text-autospace="none" style:writing-mode="lr-tb"/>
      <style:text-properties fo:font-size="12pt" fo:language="en" fo:country="US" style:language-asian="en" style:country-asian="US" style:font-size-complex="12pt"/>
    </style:style>
    <style:style style:name="P26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1.4898in"/>
          <style:tab-stop style:position="1.6563in"/>
          <style:tab-stop style:position="2.25in"/>
          <style:tab-stop style:position="2.6in"/>
          <style:tab-stop style:position="3.4583in"/>
          <style:tab-stop style:position="4.25in"/>
          <style:tab-stop style:position="4.5402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7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1.5728in" style:leader-style="dotted" style:leader-text="."/>
          <style:tab-stop style:position="2.5299in" style:leader-style="dotted" style:leader-text="."/>
          <style:tab-stop style:position="3.3402in" style:leader-style="dotted" style:leader-text="."/>
          <style:tab-stop style:position="4.2902in" style:leader-style="dotted" style:leader-text="."/>
          <style:tab-stop style:position="5.0402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8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29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9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70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0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5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1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2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33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34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402in"/>
        </style:tab-stops>
      </style:paragraph-properties>
    </style:style>
    <style:style style:name="P35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</style:style>
    <style:style style:name="P36" style:family="paragraph" style:parent-style-name="Standard">
      <style:paragraph-properties fo:margin-left="0.25in" fo:margin-right="0in" fo:text-indent="0in" style:auto-text-indent="false" style:text-autospace="none" style:writing-mode="lr-tb"/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37" style:family="paragraph" style:parent-style-name="Standard">
      <style:paragraph-properties fo:margin-left="0.25in" fo:margin-right="0in" fo:text-indent="0in" style:auto-text-indent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38" style:family="paragraph" style:parent-style-name="terp_5f_default_5f_8">
      <style:paragraph-properties fo:margin-left="0in" fo:margin-right="0in" fo:line-height="120%" fo:text-align="start" style:justify-single-word="false" fo:text-indent="0.5in" style:auto-text-indent="false" fo:keep-with-next="always" style:text-autospace="none" style:writing-mode="lr-tb"/>
    </style:style>
    <style:style style:name="P3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 style:text-autospace="none" style:writing-mode="lr-tb"/>
      <style:text-properties fo:color="#000080" style:font-name="Times New Roman" fo:font-size="13pt" fo:language="en" fo:country="US" fo:font-style="normal" style:text-underline-style="solid" style:text-underline-width="auto" style:text-underline-color="font-color" fo:font-weight="normal" style:font-name-asian="Times New Roman" style:font-size-asian="13pt" style:language-asian="en" style:country-asian="US" style:font-weight-asian="bold" style:font-name-complex="Times New Roman1" style:font-size-complex="13pt" style:font-weight-complex="normal"/>
    </style:style>
    <style:style style:name="T1" style:family="text"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T3" style:family="text">
      <style:text-properties style:font-name="Times New Roman" fo:font-size="12pt" fo:language="en" fo:country="US" fo:font-style="normal" fo:font-weight="normal" officeooo:rsid="001a981d" style:language-asian="en" style:country-asian="US" style:font-name-complex="Times New Roman" style:font-size-complex="12pt"/>
    </style:style>
    <style:style style:name="T4" style:family="text"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T5" style:family="text">
      <style:text-properties style:font-name="Times New Roman" fo:font-style="normal" fo:font-weight="normal"/>
    </style:style>
    <style:style style:name="T6" style:family="text">
      <style:text-properties style:font-name="Times New Roman" fo:font-style="normal" fo:font-weight="normal" style:font-name-complex="Times New Roman"/>
    </style:style>
    <style:style style:name="T7" style:family="text">
      <style:text-properties style:font-name="Times New Roman" fo:font-style="normal" fo:font-weight="bold" style:font-name-complex="Times New Roman" style:font-weight-complex="bold"/>
    </style:style>
    <style:style style:name="T8" style:family="text">
      <style:text-properties style:font-name="Times New Roman" fo:font-style="italic" fo:font-weight="normal" style:font-name-complex="Times New Roman" style:font-style-complex="italic"/>
    </style:style>
    <style:style style:name="T9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/>
    </style:style>
    <style:style style:name="T10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name-complex="Times New Roman" style:font-size-complex="12pt"/>
    </style:style>
    <style:style style:name="T11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font-size-complex="12pt"/>
    </style:style>
    <style:style style:name="T12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bold" style:language-asian="en" style:country-asian="US" style:font-name-complex="Times New Roman" style:font-size-complex="12pt" style:font-weight-complex="bold"/>
    </style:style>
    <style:style style:name="T13" style:family="text">
      <style:text-properties fo:font-weight="bold" style:font-weight-complex="bold"/>
    </style:style>
    <style:style style:name="T14" style:family="text">
      <style:text-properties fo:font-weight="bold" officeooo:rsid="001a981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bold" style:font-style-complex="italic" style:font-weight-complex="bold"/>
    </style:style>
    <style:style style:name="T17" style:family="text">
      <style:text-properties officeooo:rsid="001a981d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">CỘNG HOÀ XÃ HỘI CHỦ NGHĨA VIỆT NAM</text:p>
      <text:p text:style-name="P3"><text:tab/><text:tab/><text:tab/><text:tab/><text:tab/>Độc lập – Tự do - <text:s/>Hạnh phúc</text:p>
      <text:p text:style-name="P6"><text:s text:c="46"/></text:p>
      <text:p text:style-name="P4"><text:span text:style-name="T17">TÊN </text:span>CÔNG TY </text:p>
      <text:p text:style-name="P9"><text:span text:style-name="T1">Số: <text:s/></text:span><text:a xlink:type="simple" xlink:href="python://get_nv(o.id)['name']%20or%20''"><text:span text:style-name="T9">name</text:span></text:a></text:p>
      <text:p text:style-name="P7"/>
      <text:p text:style-name="P8">HỢP ĐỒNG LAO ĐỘNG</text:p>
      <text:p text:style-name="P10"/>
      <text:p text:style-name="P12">(Ban hành theo Thông tư số 21/2003/TT – BLĐTBXH ngày 22/9/2003 của Bộ Lao động – Thương binh</text:p>
      <text:p text:style-name="P10"><text:s/><text:span text:style-name="T5">và Xã hội)</text:span></text:p>
      <text:p text:style-name="P5">Chúng tôi , một bên là <text:span text:style-name="T17">Ô</text:span>ng / Bà : <text:s/><text:span text:style-name="T14">Tên Giám Đốc</text:span> <text:s text:c="4"/>Quốc tịch : Việt Nam</text:p>
      <text:p text:style-name="P5">Chức vụ : Giám đốc</text:p>
      <text:p text:style-name="P5">Đại diện cho (1) : <text:span text:style-name="T17">Tên</text:span> Công Ty <text:s text:c="22"/>Điện thoại : </text:p>
      <text:p text:style-name="P5">Địa chỉ : <text:span text:style-name="T17">Địa chỉ công ty</text:span></text:p>
      <text:p text:style-name="P17"><text:span text:style-name="T2">Và một bên là </text:span><text:span text:style-name="T3">Ô</text:span><text:span text:style-name="T2">ng / Bà : </text:span><text:a xlink:type="simple" xlink:href="python://get_nv(o.id)['last_name']"><text:span text:style-name="T10">last_name</text:span></text:a><text:span text:style-name="T2"><text:tab/> Quốc tịch : Việt Nam</text:span></text:p>
      <text:p text:style-name="P18"><text:span text:style-name="T2">Sinh ngày: </text:span><text:a xlink:type="simple" xlink:href="python://get_nv(o.id)['birthday_date']%20or%20'%20'"><text:span text:style-name="T10">birthday_date</text:span></text:a><text:span text:style-name="T2"> tháng </text:span><text:a xlink:type="simple" xlink:href="python://get_nv(o.id)['birthday_month']%20or%20'%20'"><text:span text:style-name="T10">birthday_month</text:span></text:a><text:span text:style-name="T2"> năm </text:span><text:a xlink:type="simple" xlink:href="python://get_nv(o.id)['birthday_year']%20or%20'%20'">birthday_year</text:a><text:span text:style-name="T10"> </text:span><text:span text:style-name="T2"><text:tab/>tại </text:span><text:a xlink:type="simple" xlink:href="python://get_nv(o.id)['place_of_birth']"><text:span text:style-name="T10">place_of_birth</text:span></text:a><text:span text:style-name="T2"> </text:span></text:p>
      <text:p text:style-name="P19"><text:span text:style-name="T2">Nghề nghiệp (2) : </text:span><text:a xlink:type="simple" xlink:href="python://get_nv(o.id)['job']"><text:span text:style-name="T10">job</text:span></text:a><text:span text:style-name="T2"><text:tab/></text:span></text:p>
      <text:p text:style-name="P20"><text:span text:style-name="T2">Địa chỉ thường trú : </text:span><text:a xlink:type="simple" xlink:href="python://get_nv(o.id)['address_home']"><text:span text:style-name="T10">Address_home</text:span></text:a><text:span text:style-name="T2"><text:tab/> </text:span></text:p>
      <text:p text:style-name="P13"><text:tab/></text:p>
      <text:p text:style-name="P5"><text:tab/></text:p>
      <text:p text:style-name="P21"><text:span text:style-name="T2"><text:s/>Số CMND : </text:span><text:a xlink:type="simple" xlink:href="python://get_nv(o.id)['cmnd']"><text:span text:style-name="T10">cmnd</text:span></text:a><text:span text:style-name="T2"> <text:tab/>Cấp ngày : </text:span><text:a xlink:type="simple" xlink:href="python://get_nv(o.id)['date_id_date']%20or%20'%20'"><text:span text:style-name="T10">Date</text:span></text:a><text:span text:style-name="T2">/</text:span><text:a xlink:type="simple" xlink:href="python://get_nv(o.id)['date_id_month']%20or%20'%20'"><text:span text:style-name="T10">month</text:span></text:a><text:span text:style-name="T2">/</text:span><text:a xlink:type="simple" xlink:href="python://get_nv(o.id)['date_id_year']%20or%20'%20'"><text:span text:style-name="T10">year</text:span></text:a><text:span text:style-name="T2">/ <text:s text:c="3"/>tại: </text:span><text:a xlink:type="simple" xlink:href="python://get_nv(o.id)['nc']"><text:span text:style-name="T10">nc</text:span></text:a></text:p>
      <text:p text:style-name="P22"><text:span text:style-name="T2"><text:s/>Số sổ lao động ( nếu có) </text:span><text:a xlink:type="simple" xlink:href="python://get_nv(o.id)['ssnid']"><text:span text:style-name="T10">SSNID</text:span></text:a><text:span text:style-name="T2"><text:tab/>Cấp ngày: <text:s text:c="2"/></text:span><text:a xlink:type="simple" xlink:href="python://get_nv(o.id)['ssnid_date_date']%20or%20'%20'"><text:span text:style-name="T10">Date</text:span></text:a><text:span text:style-name="T2">/ </text:span><text:a xlink:type="simple" xlink:href="python://get_nv(o.id)['ssnid_date_month']%20or%20'%20'"><text:span text:style-name="T10">month</text:span></text:a><text:span text:style-name="T2">/</text:span><text:a xlink:type="simple" xlink:href="python://get_nv(o.id)['ssnid_date_year']%20or%20'%20'"><text:span text:style-name="T10">year</text:span></text:a><text:span text:style-name="T2">/ <text:s text:c="4"/>tại: </text:span><text:a xlink:type="simple" xlink:href="python://get_nv(o.id)['ssnid_place']"><text:span text:style-name="T10">Place</text:span></text:a></text:p>
      <text:p text:style-name="P14">Thỏa thuận ký kết hợp đồng lao động va cam kết làm đúng những điều khoản sau đây:</text:p>
      <text:p text:style-name="P15">Điều 1 : Thời hạn và công việc hợp đồng</text:p>
      <text:p text:style-name="P23"><text:span text:style-name="T2">- Loại hợp đồng lao động (3) : </text:span><text:a xlink:type="simple" xlink:href="python://get_nv(o.id)['duration']"><text:span text:style-name="T10">Time Contract</text:span></text:a><text:span text:style-name="T2"><text:tab/></text:span></text:p>
      <text:p text:style-name="P24"><text:span text:style-name="T2">- Từ ngày </text:span><text:a xlink:type="simple" xlink:href="python://get_nv(o.id)['start_date_contract_date']%20or%20'%20'"><text:span text:style-name="T10">Date</text:span></text:a><text:span text:style-name="T2"> tháng </text:span><text:a xlink:type="simple" xlink:href="python://get_nv(o.id)['start_date_contract_month']%20or%20'%20'"><text:span text:style-name="T10">Month</text:span></text:a><text:span text:style-name="T2"> năm <text:s/></text:span><text:a xlink:type="simple" xlink:href="python://get_nv(o.id)['start_date_contract_year']%20or%20'%20'"><text:span text:style-name="T10">Year</text:span></text:a><text:span text:style-name="T2"> <text:tab/>đến ngày </text:span><text:a xlink:type="simple" xlink:href="python://get_nv(o.id)['end_date_contract_date']%20or%20'%20'"><text:span text:style-name="T10">Date</text:span></text:a><text:span text:style-name="T2"> tháng </text:span><text:a xlink:type="simple" xlink:href="python://get_nv(o.id)['end_date_contract_month']%20or%20'%20'"><text:span text:style-name="T10">month</text:span></text:a><text:span text:style-name="T2"> năm </text:span><text:a xlink:type="simple" xlink:href="python://get_nv(o.id)['end_date_contract_year']%20or%20'%20'"><text:span text:style-name="T10">year</text:span></text:a><text:span text:style-name="T2"> <text:tab/></text:span></text:p>
      <text:p text:style-name="P26">- Thử việc từ ngày <text:s/>tháng <text:s text:c="2"/>năm <text:s text:c="2"/><text:tab/> đến ngày <text:s text:c="2"/>tháng <text:s/>năm <text:s text:c="2"/></text:p>
      <text:p text:style-name="P27">- Địa điểm làm việc (4) : <text:span text:style-name="T17">Tại văn phòng công ty</text:span></text:p>
      <text:p text:style-name="P34"><text:span text:style-name="T2">- Chức danh chuyên môn : </text:span><text:a xlink:type="simple" xlink:href="python://get_nv(o.id)['major']"><text:span text:style-name="T10">major</text:span></text:a><text:span text:style-name="T2"><text:tab/>Chức vụ (nếu có): </text:span><text:a xlink:type="simple" xlink:href="python://get_nv(o.id)['job']"><text:span text:style-name="T10">Job</text:span></text:a><text:span text:style-name="T2"><text:tab/></text:span></text:p>
      <text:p text:style-name="P28"><text:tab/><text:tab/></text:p>
      <text:p text:style-name="P29">- Công việc phải làm (5): <text:a xlink:type="simple" xlink:href="python://o.notes%20or%20''">notes</text:a><text:tab/></text:p>
      <text:p text:style-name="P30"><text:tab/></text:p>
      <text:p text:style-name="P29"><text:tab/></text:p>
      <text:p text:style-name="P13"><text:tab/></text:p>
      <text:p text:style-name="P15">Điều 2 : Chế độ làm việc</text:p>
      <text:p text:style-name="P31">- Thời gian làm việc (6) : <text:s/>8giờ/ngày</text:p>
      <text:p text:style-name="P5">- Được cấp phát những dụng cụ làm việc gồm : Theo tính chất công việc giao</text:p>
      <text:p text:style-name="P15">Điều 3: Nghĩa vụ và quyền lợi của người lao động</text:p>
      <text:p text:style-name="P33">1.Quyền lợi :</text:p>
      <text:p text:style-name="P31">- Phương tiện đi lại làm việc (7) : <text:s text:c="4"/>tự túc</text:p>
      <text:p text:style-name="P35"><text:span text:style-name="T2">- Mức lương chính hoặc tiền công (8) : <text:s/></text:span><text:a xlink:type="simple" xlink:href="python://o.basic"><text:span text:style-name="T12">basic</text:span></text:a><text:span text:style-name="T4"> <text:s text:c="5"/></text:span></text:p>
      <text:p text:style-name="P9"><text:span text:style-name="T2">- Hệ số lương : </text:span><text:a xlink:type="simple" xlink:href="python://get_nv(o.id)['ratio']"><text:span text:style-name="T12">ratio</text:span></text:a></text:p>
      <text:p text:style-name="P31">- Hình thức trả lương : <text:a xlink:type="simple" xlink:href="python://o.journal_id%20and%20o.journal_id.name%20or%20''">journal</text:a></text:p>
      <text:p text:style-name="P35"><text:span text:style-name="T2">- Phụ cấp gồm (9) : </text:span><text:a xlink:type="simple" xlink:href="python://o.wage"><text:span text:style-name="T12">wage</text:span></text:a><text:span text:style-name="T4"> <text:s text:c="2"/></text:span></text:p>
      <text:p text:style-name="P31">- Được trả lương vào các ngày <text:s/>0<text:span text:style-name="T17">5</text:span> hàng tháng.</text:p>
      <text:p text:style-name="P5">- Tiền thưởng :</text:p>
      <text:p text:style-name="P5">- Chế độ nâng lương :</text:p>
      <text:p text:style-name="P5">- Được trang bị bảo hộ lao động gồm : Theo tính chất công việc được giao</text:p>
      <text:p text:style-name="P5">- Chế độ nghỉ ngơi ( nghỉ hàng tuần , phép năm , lễ tết ) : Nghĩ hàng tuần 1 ngày, lễ tết 9 ngày , phép </text:p>
      <text:p text:style-name="P5"><text:soft-page-break/>năm 12 ngày/năm với điều kiện lao động bình thường và 14 ngày/năm với điều kiện lao động <text:s/>nặng </text:p>
      <text:p text:style-name="P5">nhọc , độc hại.</text:p>
      <text:p text:style-name="P32">- <text:span text:style-name="T15">Bảo hiểm xã hội và bảo hiểm y tế (10) : người sử dụng lao động <text:s/>…………%, người lao động ….% </text:span></text:p>
      <text:p text:style-name="P3"><text:span text:style-name="T15">trích lương hàng tháng</text:span>.</text:p>
      <text:p text:style-name="P31">-Chế độ đào tạo (11) :</text:p>
      <text:p text:style-name="P5">-Những thỏa thuận khác (12) : Mức lương trên (8) dùng để thực hiện chế độ BHXH , giải quyết chế độ</text:p>
      <text:p text:style-name="P10"><text:s/><text:span text:style-name="T5">phép năm, trợ cấp thôi việc … <text:s/>theo PLLĐ còn thu nhập hàng tháng theo qui chế lương của công ty </text:span></text:p>
      <text:p text:style-name="P5">được trả theo năng suất lao động và ngày công thực tế.</text:p>
      <text:p text:style-name="P36">2. Nghĩa vụ:</text:p>
      <text:p text:style-name="P31">-Hoàn thành những công việc đã cam kết trong hợp đồng lao động.</text:p>
      <text:p text:style-name="P5">-Chấp hành lệnh điều hành sản xuất- kinh doanh , nội quy kỹ luật lao động , an toàn lao động..</text:p>
      <text:p text:style-name="P5">-Bồi thường vi phạm và vật chất (13) : Theo nội quy công ty và hợp đồng trách nhiệm vật chất ( nếu có).</text:p>
      <text:p text:style-name="P15">Điều 4 : Nghĩa vụ và quyền hạn của người sử dụng lao động </text:p>
      <text:p text:style-name="P31"><text:span text:style-name="T16">1. Nghĩa vụ</text:span> :</text:p>
      <text:p text:style-name="P31">- Bảo đảm việc làm và thực hiện đầy đủ những điều đã cam kết trong hợp đồng </text:p>
      <text:p text:style-name="P5">- Thanh toán đầy đủ , đúng thời hạn các chế <text:s/>độ và quyền lợi cho người lao động theo hợp đồng lao </text:p>
      <text:p text:style-name="P5">động thoả ước lao động tập thể ( nếu có).</text:p>
      <text:p text:style-name="P31"><text:span text:style-name="T16">2. Quyền hạn</text:span> :</text:p>
      <text:p text:style-name="P31">- Điều hành người lao động hoàn thành công việc theo hợp đồng ( bố trí , điều chuyển , tạm ngừng </text:p>
      <text:p text:style-name="P5">việc …)</text:p>
      <text:p text:style-name="P5">-Tạm hoãn , chấm dứt hợp đồng lao động , kỷ luật người lao động theo quy định của pháp luật , thoả </text:p>
      <text:p text:style-name="P5">ước lao động tập thể ( nếu có ) và nội quy lao động của doanh nghiệp.</text:p>
      <text:p text:style-name="P15">Điều 5 : Điều khoản thi hành</text:p>
      <text:p text:style-name="P31">- Những vấn đề về lao động không ghi trong hợp đồng lao động này thì áp dụng qui định của thoả ước </text:p>
      <text:p text:style-name="P5">tập thể , trường hợp chưa có thoả ước tập thể thì áp dụng quy định của pháp luật lao động.</text:p>
      <text:p text:style-name="P5">- Hợp đồng lao động được làm thành 02 bản có giá trị ngang nhau , mỗi bên giữ <text:s/>một bản và có hiệu </text:p>
      <text:p text:style-name="P35"><text:span text:style-name="T2">lực từ ngày </text:span><text:a xlink:type="simple" xlink:href="python://get_nv(o.id)['start_date_contract_date']%20or%20'%20'"><text:span text:style-name="T10">Date</text:span></text:a> <text:span text:style-name="T2">tháng </text:span><text:a xlink:type="simple" xlink:href="python://get_nv(o.id)['start_date_contract_month']%20or%20'%20'"><text:span text:style-name="T10">Month</text:span></text:a> <text:span text:style-name="T2">năm </text:span><text:a xlink:type="simple" xlink:href="python://get_nv(o.id)['start_date_contract_year']%20or%20'%20'"><text:span text:style-name="T10">Year</text:span></text:a><text:span text:style-name="T2"> <text:s/>Khi hai bên ký kết phụ lục hợp đồng lao động thì nội </text:span></text:p>
      <text:p text:style-name="P31">dung của phụ lục hợp đồng lao động cũng có giá trị như các nội dung của bản hợp đồng lao động này.</text:p>
      <text:p text:style-name="P35"><text:span text:style-name="T2">- Hợp đồng này làm tại </text:span><text:span text:style-name="T3">Tên công ty</text:span><text:span text:style-name="T2"> ngày </text:span><text:a xlink:type="simple" xlink:href="python://get_nv(o.id)['start_date_contract_date']%20or%20'%20'"><text:span text:style-name="T10">Date</text:span></text:a><text:span text:style-name="T2"> <text:s/>tháng </text:span><text:a xlink:type="simple" xlink:href="python://get_nv(o.id)['start_date_contract_month']%20or%20'%20'"><text:span text:style-name="T10">Month</text:span></text:a><text:span text:style-name="T2"> năm <text:s/></text:span><text:a xlink:type="simple" xlink:href="python://get_nv(o.id)['start_date_contract_year']%20or%20'%20'"><text:span text:style-name="T10">Year</text:span></text:a></text:p>
      <text:p text:style-name="P16"/>
      <text:p text:style-name="P25"><text:s text:c="4"/><text:span text:style-name="T5">NGƯỜI LAO ĐỘNG <text:s text:c="23"/></text:span><text:span text:style-name="T6"><text:s text:c="31"/></text:span><text:span text:style-name="T7">NGƯỜI SỬ DỤNG LAO ĐỘNG</text:span><text:span text:style-name="T6"> <text:s text:c="48"/></text:span></text:p>
      <text:p text:style-name="P10"><text:s text:c="10"/><text:span text:style-name="T8">( Ký tên) <text:s text:c="79"/>( Ký tên , đóng dấu)</text:span></text:p>
      <text:p text:style-name="P10"><text:s text:c="6"/><text:span text:style-name="T5">Ghi rõ họ và tên <text:s text:c="73"/>Ghi rõ họ và tên</text:span><text:span text:style-name="T6"> </text:span></text:p>
      <text:p text:style-name="P18"><text:s text:c="84"/></text:p>
      <text:p text:style-name="P18"/>
      <text:p text:style-name="P38"><text:a xlink:type="simple" xlink:href="relatorio:///for"><text:span text:style-name="T11"/></text:a></text:p>
      <text:p text:style-name="P37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, Arial"/>
    <style:font-face style:name="Tahoma" svg:font-family="Tahoma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ocument_20_Map" style:display-name="Document Map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rp_5f_header" style:display-name="terp_header" style:family="paragraph" style:parent-style-name="Heading">
      <style:text-properties fo:font-size="12pt" fo:font-weight="bold" style:font-size-complex="12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complex="8pt" style:font-weight-complex="normal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rp_5f_default_5f_8">
      <style:paragraph-properties fo:margin-left="0in" fo:margin-right="0.25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in" fo:margin-bottom="0.3in" fo:margin-left="1.1in" fo:margin-right="0.9in" style:writing-mode="lr-tb" style:layout-grid-color="#c0c0c0" style:layout-grid-lines="41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4in" fo:margin-left="1.1in" fo:margin-right="0.9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8" text:anchor-type="char" svg:x="7.2701in" svg:y="0.0008in" svg:width="0.0965in" svg:height="0.222in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ỘNG HOÀ XÃ HỘI CHỦ NGHĨA VIỆT NAM</dc:title>
    <meta:initial-creator>Ban DNK</meta:initial-creator>
    <meta:creation-date>2009-06-22T14:45:00</meta:creation-date>
    <dc:date>2014-09-27T09:34:45.258000000</dc:date>
    <meta:print-date>2012-09-17T22:03:08.17</meta:print-date>
    <meta:editing-cycles>262</meta:editing-cycles>
    <meta:editing-duration>P1DT6H42M47S</meta:editing-duration>
    <meta:generator>LibreOffice/4.2.3.3$Windows_x86 LibreOffice_project/882f8a0a489bc99a9e60c7905a60226254cb6ff0</meta:generator>
    <meta:document-statistic meta:table-count="0" meta:image-count="0" meta:object-count="0" meta:page-count="2" meta:paragraph-count="81" meta:word-count="859" meta:character-count="4203" meta:non-whitespace-character-count="2889"/>
  </office:meta>
</office:document-meta>
</file>